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0.64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27cm" draw:transform="rotate (1.5707963267949) translate (10.553cm 29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0.553cm 28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1.853cm 29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1.853cm 28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0.553cm 26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1.853cm 26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3.153cm 29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3.153cm 28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4.453cm 29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4.453cm 28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3.153cm 26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4.453cm 26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0.553cm 25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0.553cm 24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1.853cm 25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1.853cm 24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0.553cm 23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1.853cm 23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3.153cm 25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3.153cm 24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4.453cm 25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4.453cm 24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3.153cm 23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4.453cm 23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0.553cm 22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0.553cm 20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1.853cm 22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1.853cm 20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0.553cm 19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1.853cm 19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3.153cm 22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3.153cm 20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4.453cm 22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4.453cm 20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3.153cm 19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4.453cm 19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0.553cm 18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0.553cm 17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1.853cm 18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1.853cm 17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0.553cm 16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1.853cm 16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3.153cm 18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3.153cm 17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4.453cm 18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4.453cm 17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3.153cm 16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4.453cm 16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5.653cm 29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5.653cm 28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6.953cm 29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6.953cm 28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5.653cm 26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6.953cm 26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8.253cm 29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8.253cm 28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9.553cm 29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9.553cm 28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8.253cm 26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9.553cm 26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5.653cm 25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5.653cm 24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6.953cm 25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6.953cm 24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5.653cm 23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6.953cm 23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8.253cm 25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8.253cm 24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9.553cm 25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9.553cm 24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8.253cm 23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9.553cm 23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5.653cm 22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5.653cm 20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6.953cm 22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6.953cm 20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5.653cm 19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6.953cm 19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8.253cm 22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8.253cm 20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9.553cm 22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9.553cm 20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8.253cm 19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9.553cm 19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5.653cm 18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5.653cm 17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6.953cm 18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6.953cm 17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5.653cm 16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6.953cm 16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8.253cm 18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8.253cm 17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9.553cm 18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9.553cm 17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8.253cm 16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9.553cm 16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0.253cm 29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0.253cm 28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.553cm 29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.553cm 28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0.253cm 26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.553cm 26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2.853cm 29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2.853cm 28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4.153cm 29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4.153cm 28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2.853cm 26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4.153cm 26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0.253cm 25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0.253cm 24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.553cm 25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.553cm 24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0.253cm 23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.553cm 23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2.853cm 25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2.853cm 24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4.153cm 25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4.153cm 24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2.853cm 23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4.153cm 23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0.253cm 22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0.253cm 20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.553cm 22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.553cm 20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0.253cm 19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.553cm 19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2.853cm 22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2.853cm 20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4.153cm 22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4.153cm 20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2.853cm 19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4.153cm 19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0.253cm 18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0.253cm 17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.553cm 18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.553cm 17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0.253cm 16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.553cm 16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2.853cm 18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2.853cm 17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4.153cm 18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4.153cm 17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2.853cm 16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4.153cm 16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5.353cm 29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5.353cm 28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6.653cm 29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6.653cm 28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5.353cm 26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6.653cm 26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7.953cm 29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7.953cm 28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9.253cm 29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9.253cm 28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7.953cm 26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9.253cm 26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5.353cm 25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5.353cm 24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6.653cm 25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6.653cm 24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5.353cm 23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6.653cm 23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7.953cm 25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7.953cm 24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9.253cm 25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9.253cm 24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7.953cm 23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9.253cm 23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5.353cm 22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5.353cm 20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6.653cm 22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6.653cm 20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5.353cm 19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6.653cm 19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7.953cm 22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7.953cm 20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9.253cm 22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9.253cm 20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7.953cm 19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9.253cm 19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5.353cm 18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5.353cm 17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6.653cm 18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6.653cm 17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5.353cm 16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6.653cm 16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7.953cm 18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7.953cm 17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9.253cm 18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9.253cm 17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7.953cm 16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9.253cm 16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0.553cm 14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0.553cm 13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1.853cm 14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1.853cm 13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0.553cm 12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1.853cm 12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3.153cm 14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3.153cm 13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4.453cm 14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4.453cm 13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3.153cm 12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4.453cm 12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0.553cm 11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0.553cm 10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1.853cm 11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1.853cm 10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0.553cm 8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1.853cm 8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3.153cm 11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3.153cm 10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4.453cm 11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4.453cm 10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3.153cm 8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4.453cm 8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0.553cm 7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0.553cm 6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1.853cm 7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1.853cm 6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0.553cm 5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1.853cm 5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3.153cm 7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3.153cm 6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4.453cm 7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4.453cm 6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3.153cm 5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4.453cm 5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0.553cm 4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0.553cm 2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1.853cm 4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1.853cm 2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0.553cm 1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1.853cm 1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3.153cm 4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3.153cm 2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4.453cm 4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4.453cm 2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3.153cm 1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4.453cm 1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5.653cm 14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5.653cm 13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6.953cm 14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6.953cm 13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5.653cm 12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6.953cm 12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8.253cm 14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8.253cm 13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9.553cm 14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9.553cm 13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8.253cm 12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9.553cm 12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5.653cm 11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5.653cm 10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6.953cm 11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6.953cm 10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5.653cm 8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6.953cm 8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8.253cm 11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8.253cm 10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9.553cm 11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9.553cm 10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8.253cm 8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9.553cm 8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5.653cm 7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5.653cm 6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6.953cm 7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6.953cm 6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5.653cm 5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6.953cm 5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8.253cm 7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8.253cm 6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9.553cm 7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9.553cm 6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8.253cm 5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9.553cm 5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5.653cm 4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5.653cm 2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6.953cm 4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6.953cm 2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5.653cm 1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6.953cm 1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8.253cm 4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8.253cm 2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9.553cm 4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9.553cm 2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8.253cm 1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9.553cm 1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0.253cm 14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0.253cm 13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.553cm 14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.553cm 13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0.253cm 12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.553cm 12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2.853cm 14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2.853cm 13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4.153cm 14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4.153cm 13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2.853cm 12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4.153cm 12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0.253cm 11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0.253cm 10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.553cm 11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.553cm 10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0.253cm 8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.553cm 8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2.853cm 11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2.853cm 10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4.153cm 11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4.153cm 10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2.853cm 8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4.153cm 8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0.253cm 7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0.253cm 6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.553cm 7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.553cm 6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0.253cm 5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.553cm 5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2.853cm 7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2.853cm 6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4.153cm 7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4.153cm 6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2.853cm 5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4.153cm 5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0.253cm 4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0.253cm 2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.553cm 4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.553cm 2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0.253cm 1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1.553cm 1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2.853cm 4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2.853cm 2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4.153cm 4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4.153cm 2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2.853cm 1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4.153cm 1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5.353cm 14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5.353cm 13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6.653cm 14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6.653cm 13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5.353cm 12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6.653cm 12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7.953cm 14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7.953cm 13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9.253cm 14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9.253cm 13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7.953cm 12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9.253cm 12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5.353cm 11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5.353cm 10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6.653cm 11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6.653cm 10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5.353cm 8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6.653cm 8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7.953cm 11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7.953cm 10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9.253cm 11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9.253cm 10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7.953cm 8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9.253cm 8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5.353cm 7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5.353cm 6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6.653cm 7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6.653cm 6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5.353cm 5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6.653cm 5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7.953cm 7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7.953cm 6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9.253cm 7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9.253cm 6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7.953cm 5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9.253cm 5.2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5.353cm 4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5.353cm 2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6.653cm 4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6.653cm 2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5.353cm 1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6.653cm 1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7.953cm 4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7.953cm 2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9.253cm 4.0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9.253cm 2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7.953cm 1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43cm" svg:height="1.27cm" draw:transform="rotate (1.5707963267949) translate (9.253cm 1.635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19:48:35.582871342</meta:creation-date>
    <dc:date>2020-07-07T23:17:14.029881539</dc:date>
    <meta:editing-duration>PT6M24S</meta:editing-duration>
    <meta:editing-cycles>2</meta:editing-cycles>
    <meta:generator>LibreOffice/6.0.7.3$Linux_X86_64 LibreOffice_project/00m0$Build-3</meta:generator>
    <meta:document-statistic meta:object-count="384"/>
  </office:meta>
</office:document-meta>
</file>